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2.6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 style:data-style-name="N3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yårsdagen</text:p>
          </table:table-cell>
          <table:table-cell office:value-type="string" calcext:value-type="string">
            <text:p>1 januari</text:p>
          </table:table-cell>
        </table:table-row>
        <table:table-row table:style-name="ro1">
          <table:table-cell office:value-type="string" calcext:value-type="string">
            <text:p>Kung Carl XVI Gustafs namnsdag</text:p>
          </table:table-cell>
          <table:table-cell office:value-type="string" calcext:value-type="string">
            <text:p>28 januari</text:p>
          </table:table-cell>
        </table:table-row>
        <table:table-row table:style-name="ro1">
          <table:table-cell office:value-type="string" calcext:value-type="string">
            <text:p>Kronprinsessan Victorias namnsdag</text:p>
          </table:table-cell>
          <table:table-cell office:value-type="string" calcext:value-type="string">
            <text:p>12 mars</text:p>
          </table:table-cell>
        </table:table-row>
        <table:table-row table:style-name="ro1">
          <table:table-cell office:value-type="string" calcext:value-type="string">
            <text:p>Påskdagen</text:p>
          </table:table-cell>
          <table:table-cell office:value-type="string" calcext:value-type="string">
            <text:p>En söndag i perioden 22 mars till 25 april</text:p>
          </table:table-cell>
        </table:table-row>
        <table:table-row table:style-name="ro1">
          <table:table-cell office:value-type="string" calcext:value-type="string">
            <text:p>Kung Carl XVI Gustafs födelsedag</text:p>
          </table:table-cell>
          <table:table-cell office:value-type="string" calcext:value-type="string">
            <text:p>30 april</text:p>
          </table:table-cell>
        </table:table-row>
        <table:table-row table:style-name="ro1">
          <table:table-cell office:value-type="string" calcext:value-type="string">
            <text:p>Första maj</text:p>
          </table:table-cell>
          <table:table-cell office:value-type="string" calcext:value-type="string">
            <text:p>1 maj</text:p>
          </table:table-cell>
        </table:table-row>
        <table:table-row table:style-name="ro1">
          <table:table-cell office:value-type="string" calcext:value-type="string">
            <text:p>Pingstdagen</text:p>
          </table:table-cell>
          <table:table-cell office:value-type="string" calcext:value-type="string">
            <text:p>49 dagar efter påskdagen</text:p>
          </table:table-cell>
        </table:table-row>
        <table:table-row table:style-name="ro1">
          <table:table-cell office:value-type="string" calcext:value-type="string">
            <text:p>Sveriges nationaldag</text:p>
          </table:table-cell>
          <table:table-cell office:value-type="string" calcext:value-type="string">
            <text:p>6 juni</text:p>
          </table:table-cell>
        </table:table-row>
        <table:table-row table:style-name="ro1">
          <table:table-cell office:value-type="string" calcext:value-type="string">
            <text:p>Midsommardagen</text:p>
          </table:table-cell>
          <table:table-cell office:value-type="string" calcext:value-type="string">
            <text:p>Lördagen i perioden 20–26 juni</text:p>
          </table:table-cell>
        </table:table-row>
        <table:table-row table:style-name="ro1">
          <table:table-cell office:value-type="string" calcext:value-type="string">
            <text:p>Kronprinsessan Victorias födelsedag</text:p>
          </table:table-cell>
          <table:table-cell office:value-type="string" calcext:value-type="string">
            <text:p>14 juli</text:p>
          </table:table-cell>
        </table:table-row>
        <table:table-row table:style-name="ro1">
          <table:table-cell office:value-type="string" calcext:value-type="string">
            <text:p>Drottning Silvias namnsdag</text:p>
          </table:table-cell>
          <table:table-cell office:value-type="string" calcext:value-type="string">
            <text:p>8 augusti</text:p>
          </table:table-cell>
        </table:table-row>
        <table:table-row table:style-name="ro1">
          <table:table-cell office:value-type="string" calcext:value-type="string">
            <text:p>Dag för val till Sveriges riksdag</text:p>
          </table:table-cell>
          <table:table-cell office:value-type="string" calcext:value-type="string">
            <text:p>Andra söndagen i september under valår</text:p>
          </table:table-cell>
        </table:table-row>
        <table:table-row table:style-name="ro1">
          <table:table-cell office:value-type="string" calcext:value-type="string">
            <text:p>FN-dagen</text:p>
          </table:table-cell>
          <table:table-cell office:value-type="string" calcext:value-type="string">
            <text:p>24 oktober</text:p>
          </table:table-cell>
        </table:table-row>
        <table:table-row table:style-name="ro1">
          <table:table-cell office:value-type="string" calcext:value-type="string">
            <text:p>Gustav Adolfsdagen</text:p>
          </table:table-cell>
          <table:table-cell office:value-type="string" calcext:value-type="string">
            <text:p>6 november</text:p>
          </table:table-cell>
        </table:table-row>
        <table:table-row table:style-name="ro1">
          <table:table-cell office:value-type="string" calcext:value-type="string">
            <text:p>Nobeldagen</text:p>
          </table:table-cell>
          <table:table-cell office:value-type="string" calcext:value-type="string">
            <text:p>10 december</text:p>
          </table:table-cell>
        </table:table-row>
        <table:table-row table:style-name="ro1">
          <table:table-cell office:value-type="string" calcext:value-type="string">
            <text:p>Drottning Silvias födelsedag</text:p>
          </table:table-cell>
          <table:table-cell office:value-type="string" calcext:value-type="string">
            <text:p>23 december</text:p>
          </table:table-cell>
        </table:table-row>
        <table:table-row table:style-name="ro1">
          <table:table-cell office:value-type="string" calcext:value-type="string">
            <text:p>Juldagen</text:p>
          </table:table-cell>
          <table:table-cell office:value-type="string" calcext:value-type="string">
            <text:p>25 december</text:p>
          </table:table-cell>
        </table:table-row>
      </table:table>
      <table:table table:name="2016" table:style-name="ta1">
        <table:table-column table:style-name="co1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formula="of:=[$Sheet1.A1]" office:value-type="string" office:string-value="Nyårsdagen" calcext:value-type="string">
            <text:p>Nyårsdagen</text:p>
          </table:table-cell>
          <table:table-cell table:formula="of:=IF(OR(ISBLANK([$Sheet1.$B1]);[$Sheet1.$B1]=&quot;&quot;);&quot;&quot;;DATEVALUE(MID(CELL(&quot;filename&quot;;[.A1]);FIND(&quot;$&quot;;CELL(&quot;filename&quot;;[.A1]))+1;4)&amp;&quot;-&quot;&amp;MID([$Sheet1.$B1];3;20)&amp;&quot;-&quot;&amp;LEFT([$Sheet1.$B1];2)))" office:value-type="date" office:date-value="2016-01-01" calcext:value-type="date">
            <text:p>2016-01-01</text:p>
          </table:table-cell>
          <table:table-cell table:number-columns-repeated="4"/>
        </table:table-row>
        <table:table-row table:style-name="ro1">
          <table:table-cell table:formula="of:=[$Sheet1.A2]" office:value-type="string" office:string-value="Kung Carl XVI Gustafs namnsdag" calcext:value-type="string">
            <text:p>Kung Carl XVI Gustafs namnsdag</text:p>
          </table:table-cell>
          <table:table-cell table:formula="of:=IF(OR(ISBLANK([$Sheet1.$B2]);[$Sheet1.$B2]=&quot;&quot;);&quot;&quot;;DATEVALUE(MID(CELL(&quot;filename&quot;;[.A2]);FIND(&quot;$&quot;;CELL(&quot;filename&quot;;[.A2]))+1;4)&amp;&quot;-&quot;&amp;MID([$Sheet1.$B2];3;20)&amp;&quot;-&quot;&amp;LEFT([$Sheet1.$B2];2)))" office:value-type="date" office:date-value="2016-01-28" calcext:value-type="date">
            <text:p>2016-01-28</text:p>
          </table:table-cell>
          <table:table-cell table:number-columns-repeated="4"/>
        </table:table-row>
        <table:table-row table:style-name="ro1">
          <table:table-cell table:formula="of:=[$Sheet1.A3]" office:value-type="string" office:string-value="Kronprinsessan Victorias namnsdag" calcext:value-type="string">
            <text:p>Kronprinsessan Victorias namnsdag</text:p>
          </table:table-cell>
          <table:table-cell table:formula="of:=IF(OR(ISBLANK([$Sheet1.$B3]);[$Sheet1.$B3]=&quot;&quot;);&quot;&quot;;DATEVALUE(MID(CELL(&quot;filename&quot;;[.A3]);FIND(&quot;$&quot;;CELL(&quot;filename&quot;;[.A3]))+1;4)&amp;&quot;-&quot;&amp;MID([$Sheet1.$B3];3;20)&amp;&quot;-&quot;&amp;LEFT([$Sheet1.$B3];2)))" office:value-type="date" office:date-value="2016-03-12" calcext:value-type="date">
            <text:p>2016-03-12</text:p>
          </table:table-cell>
          <table:table-cell table:number-columns-repeated="4"/>
        </table:table-row>
        <table:table-row table:style-name="ro1">
          <table:table-cell table:formula="of:=[$Sheet1.A4]" office:value-type="string" office:string-value="Påskdagen" calcext:value-type="string">
            <text:p>Påskdagen</text:p>
          </table:table-cell>
          <table:table-cell table:formula="of:=ORG.OPENOFFICE.EASTERSUNDAY( MID(CELL(&quot;filename&quot;;[.A3]);FIND(&quot;$&quot;;CELL(&quot;filename&quot;;[.A3]))+1;4))" office:value-type="date" office:date-value="2016-03-27" calcext:value-type="date">
            <text:p>2016-03-27</text:p>
          </table:table-cell>
          <table:table-cell table:number-columns-repeated="4"/>
        </table:table-row>
        <table:table-row table:style-name="ro1">
          <table:table-cell table:formula="of:=[$Sheet1.A5]" office:value-type="string" office:string-value="Kung Carl XVI Gustafs födelsedag" calcext:value-type="string">
            <text:p>Kung Carl XVI Gustafs födelsedag</text:p>
          </table:table-cell>
          <table:table-cell table:formula="of:=IF(OR(ISBLANK([$Sheet1.$B5]);[$Sheet1.$B5]=&quot;&quot;);&quot;&quot;;DATEVALUE(MID(CELL(&quot;filename&quot;;[.A5]);FIND(&quot;$&quot;;CELL(&quot;filename&quot;;[.A5]))+1;4)&amp;&quot;-&quot;&amp;MID([$Sheet1.$B5];3;20)&amp;&quot;-&quot;&amp;LEFT([$Sheet1.$B5];2)))" office:value-type="date" office:date-value="2016-04-30" calcext:value-type="date">
            <text:p>2016-04-30</text:p>
          </table:table-cell>
          <table:table-cell table:number-columns-repeated="4"/>
        </table:table-row>
        <table:table-row table:style-name="ro1">
          <table:table-cell table:formula="of:=[$Sheet1.A6]" office:value-type="string" office:string-value="Första maj" calcext:value-type="string">
            <text:p>Första maj</text:p>
          </table:table-cell>
          <table:table-cell table:formula="of:=IF(OR(ISBLANK([$Sheet1.$B6]);[$Sheet1.$B6]=&quot;&quot;);&quot;&quot;;DATEVALUE(MID(CELL(&quot;filename&quot;;[.A6]);FIND(&quot;$&quot;;CELL(&quot;filename&quot;;[.A6]))+1;4)&amp;&quot;-&quot;&amp;MID([$Sheet1.$B6];3;20)&amp;&quot;-&quot;&amp;LEFT([$Sheet1.$B6];2)))" office:value-type="date" office:date-value="2016-05-01" calcext:value-type="date">
            <text:p>2016-05-01</text:p>
          </table:table-cell>
          <table:table-cell table:number-columns-repeated="4"/>
        </table:table-row>
        <table:table-row table:style-name="ro1">
          <table:table-cell table:formula="of:=[$Sheet1.A7]" office:value-type="string" office:string-value="Pingstdagen" calcext:value-type="string">
            <text:p>Pingstdagen</text:p>
          </table:table-cell>
          <table:table-cell office:value-type="date" office:date-value="2016-05-15" calcext:value-type="date">
            <text:p>2016-05-15</text:p>
          </table:table-cell>
          <table:table-cell table:number-columns-repeated="4"/>
        </table:table-row>
        <table:table-row table:style-name="ro1">
          <table:table-cell table:formula="of:=[$Sheet1.A8]" office:value-type="string" office:string-value="Sveriges nationaldag" calcext:value-type="string">
            <text:p>Sveriges nationaldag</text:p>
          </table:table-cell>
          <table:table-cell table:formula="of:=IF(OR(ISBLANK([$Sheet1.$B8]);[$Sheet1.$B8]=&quot;&quot;);&quot;&quot;;DATEVALUE(MID(CELL(&quot;filename&quot;;[.A8]);FIND(&quot;$&quot;;CELL(&quot;filename&quot;;[.A8]))+1;4)&amp;&quot;-&quot;&amp;MID([$Sheet1.$B8];3;20)&amp;&quot;-&quot;&amp;LEFT([$Sheet1.$B8];2)))" office:value-type="date" office:date-value="2016-06-06" calcext:value-type="date">
            <text:p>2016-06-06</text:p>
          </table:table-cell>
          <table:table-cell table:number-columns-repeated="4"/>
        </table:table-row>
        <table:table-row table:style-name="ro1">
          <table:table-cell table:formula="of:=[$Sheet1.A9]" office:value-type="string" office:string-value="Midsommardagen" calcext:value-type="string">
            <text:p>Midsommardagen</text:p>
          </table:table-cell>
          <table:table-cell office:value-type="date" office:date-value="2016-06-25" calcext:value-type="date">
            <text:p>2016-06-25</text:p>
          </table:table-cell>
          <table:table-cell table:number-columns-repeated="4"/>
        </table:table-row>
        <table:table-row table:style-name="ro1">
          <table:table-cell table:formula="of:=[$Sheet1.A10]" office:value-type="string" office:string-value="Kronprinsessan Victorias födelsedag" calcext:value-type="string">
            <text:p>Kronprinsessan Victorias födelsedag</text:p>
          </table:table-cell>
          <table:table-cell table:formula="of:=IF(OR(ISBLANK([$Sheet1.$B10]);[$Sheet1.$B10]=&quot;&quot;);&quot;&quot;;DATEVALUE(MID(CELL(&quot;filename&quot;;[.A10]);FIND(&quot;$&quot;;CELL(&quot;filename&quot;;[.A10]))+1;4)&amp;&quot;-&quot;&amp;MID([$Sheet1.$B10];3;20)&amp;&quot;-&quot;&amp;LEFT([$Sheet1.$B10];2)))" office:value-type="date" office:date-value="2016-07-14" calcext:value-type="date">
            <text:p>2016-07-14</text:p>
          </table:table-cell>
          <table:table-cell table:number-columns-repeated="4"/>
        </table:table-row>
        <table:table-row table:style-name="ro1">
          <table:table-cell table:formula="of:=[$Sheet1.A11]" office:value-type="string" office:string-value="Drottning Silvias namnsdag" calcext:value-type="string">
            <text:p>Drottning Silvias namnsdag</text:p>
          </table:table-cell>
          <table:table-cell table:formula="of:=IF(OR(ISBLANK([$Sheet1.$B11]);[$Sheet1.$B11]=&quot;&quot;);&quot;&quot;;DATEVALUE(MID(CELL(&quot;filename&quot;;[.A11]);FIND(&quot;$&quot;;CELL(&quot;filename&quot;;[.A11]))+1;4)&amp;&quot;-&quot;&amp;MID([$Sheet1.$B11];3;20)&amp;&quot;-&quot;&amp;LEFT([$Sheet1.$B11];2)))" office:value-type="date" office:date-value="2016-08-08" calcext:value-type="date">
            <text:p>2016-08-08</text:p>
          </table:table-cell>
          <table:table-cell table:number-columns-repeated="4"/>
        </table:table-row>
        <table:table-row table:style-name="ro1">
          <table:table-cell table:formula="of:=[$Sheet1.A12]" office:value-type="string" office:string-value="Dag för val till Sveriges riksdag" calcext:value-type="string">
            <text:p>Dag för val till Sveriges riksdag</text:p>
          </table:table-cell>
          <table:table-cell table:number-columns-repeated="5"/>
        </table:table-row>
        <table:table-row table:style-name="ro1">
          <table:table-cell table:formula="of:=[$Sheet1.A13]" office:value-type="string" office:string-value="FN-dagen" calcext:value-type="string">
            <text:p>FN-dagen</text:p>
          </table:table-cell>
          <table:table-cell table:formula="of:=IF(OR(ISBLANK([$Sheet1.$B13]);[$Sheet1.$B13]=&quot;&quot;);&quot;&quot;;DATEVALUE(MID(CELL(&quot;filename&quot;;[.A13]);FIND(&quot;$&quot;;CELL(&quot;filename&quot;;[.A13]))+1;4)&amp;&quot;-&quot;&amp;MID([$Sheet1.$B13];3;20)&amp;&quot;-&quot;&amp;LEFT([$Sheet1.$B13];2)))" office:value-type="date" office:date-value="2016-10-24" calcext:value-type="date">
            <text:p>2016-10-24</text:p>
          </table:table-cell>
          <table:table-cell table:number-columns-repeated="4"/>
        </table:table-row>
        <table:table-row table:style-name="ro1">
          <table:table-cell table:formula="of:=[$Sheet1.A14]" office:value-type="string" office:string-value="Gustav Adolfsdagen" calcext:value-type="string">
            <text:p>Gustav Adolfsdagen</text:p>
          </table:table-cell>
          <table:table-cell table:formula="of:=IF(OR(ISBLANK([$Sheet1.$B14]);[$Sheet1.$B14]=&quot;&quot;);&quot;&quot;;DATEVALUE(MID(CELL(&quot;filename&quot;;[.A14]);FIND(&quot;$&quot;;CELL(&quot;filename&quot;;[.A14]))+1;4)&amp;&quot;-&quot;&amp;MID([$Sheet1.$B14];3;20)&amp;&quot;-&quot;&amp;LEFT([$Sheet1.$B14];2)))" office:value-type="date" office:date-value="2016-11-06" calcext:value-type="date">
            <text:p>2016-11-06</text:p>
          </table:table-cell>
          <table:table-cell table:number-columns-repeated="4"/>
        </table:table-row>
        <table:table-row table:style-name="ro1">
          <table:table-cell table:formula="of:=[$Sheet1.A15]" office:value-type="string" office:string-value="Nobeldagen" calcext:value-type="string">
            <text:p>Nobeldagen</text:p>
          </table:table-cell>
          <table:table-cell table:formula="of:=IF(OR(ISBLANK([$Sheet1.$B15]);[$Sheet1.$B15]=&quot;&quot;);&quot;&quot;;DATEVALUE(MID(CELL(&quot;filename&quot;;[.A15]);FIND(&quot;$&quot;;CELL(&quot;filename&quot;;[.A15]))+1;4)&amp;&quot;-&quot;&amp;MID([$Sheet1.$B15];3;20)&amp;&quot;-&quot;&amp;LEFT([$Sheet1.$B15];2)))" office:value-type="date" office:date-value="2016-12-10" calcext:value-type="date">
            <text:p>2016-12-10</text:p>
          </table:table-cell>
          <table:table-cell table:number-columns-repeated="4"/>
        </table:table-row>
        <table:table-row table:style-name="ro1">
          <table:table-cell table:formula="of:=[$Sheet1.A16]" office:value-type="string" office:string-value="Drottning Silvias födelsedag" calcext:value-type="string">
            <text:p>Drottning Silvias födelsedag</text:p>
          </table:table-cell>
          <table:table-cell table:formula="of:=IF(OR(ISBLANK([$Sheet1.$B16]);[$Sheet1.$B16]=&quot;&quot;);&quot;&quot;;DATEVALUE(MID(CELL(&quot;filename&quot;;[.A16]);FIND(&quot;$&quot;;CELL(&quot;filename&quot;;[.A16]))+1;4)&amp;&quot;-&quot;&amp;MID([$Sheet1.$B16];3;20)&amp;&quot;-&quot;&amp;LEFT([$Sheet1.$B16];2)))" office:value-type="date" office:date-value="2016-12-23" calcext:value-type="date">
            <text:p>2016-12-23</text:p>
          </table:table-cell>
          <table:table-cell table:number-columns-repeated="4"/>
        </table:table-row>
        <table:table-row table:style-name="ro1">
          <table:table-cell table:formula="of:=[$Sheet1.A17]" office:value-type="string" office:string-value="Juldagen" calcext:value-type="string">
            <text:p>Juldagen</text:p>
          </table:table-cell>
          <table:table-cell table:formula="of:=IF(OR(ISBLANK([$Sheet1.$B17]);[$Sheet1.$B17]=&quot;&quot;);&quot;&quot;;DATEVALUE(MID(CELL(&quot;filename&quot;;[.A17]);FIND(&quot;$&quot;;CELL(&quot;filename&quot;;[.A17]))+1;4)&amp;&quot;-&quot;&amp;MID([$Sheet1.$B17];3;20)&amp;&quot;-&quot;&amp;LEFT([$Sheet1.$B17];2)))" office:value-type="date" office:date-value="2016-12-25" calcext:value-type="date">
            <text:p>2016-12-25</text:p>
          </table:table-cell>
          <table:table-cell table:number-columns-repeated="4"/>
        </table:table-row>
        <table:table-row table:style-name="ro1" table:number-rows-repeated="7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2"/>
        </table:table-row>
      </table:table>
      <table:table table:name="2017" table:style-name="ta1">
        <table:table-column table:style-name="co1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formula="of:=[$Sheet1.A1]" office:value-type="string" office:string-value="Nyårsdagen" calcext:value-type="string">
            <text:p>Nyårsdagen</text:p>
          </table:table-cell>
          <table:table-cell table:formula="of:=IF(OR(ISBLANK([$Sheet1.$B1]);[$Sheet1.$B1]=&quot;&quot;);&quot;&quot;;DATEVALUE(MID(CELL(&quot;filename&quot;;[.A1]);FIND(&quot;$&quot;;CELL(&quot;filename&quot;;[.A1]))+1;4)&amp;&quot;-&quot;&amp;MID([$Sheet1.$B1];3;20)&amp;&quot;-&quot;&amp;LEFT([$Sheet1.$B1];2)))" office:value-type="date" office:date-value="2017-01-01" calcext:value-type="date">
            <text:p>2017-01-01</text:p>
          </table:table-cell>
          <table:table-cell table:number-columns-repeated="4"/>
        </table:table-row>
        <table:table-row table:style-name="ro1">
          <table:table-cell table:formula="of:=[$Sheet1.A2]" office:value-type="string" office:string-value="Kung Carl XVI Gustafs namnsdag" calcext:value-type="string">
            <text:p>Kung Carl XVI Gustafs namnsdag</text:p>
          </table:table-cell>
          <table:table-cell table:formula="of:=IF(OR(ISBLANK([$Sheet1.$B2]);[$Sheet1.$B2]=&quot;&quot;);&quot;&quot;;DATEVALUE(MID(CELL(&quot;filename&quot;;[.A2]);FIND(&quot;$&quot;;CELL(&quot;filename&quot;;[.A2]))+1;4)&amp;&quot;-&quot;&amp;MID([$Sheet1.$B2];3;20)&amp;&quot;-&quot;&amp;LEFT([$Sheet1.$B2];2)))" office:value-type="date" office:date-value="2017-01-28" calcext:value-type="date">
            <text:p>2017-01-28</text:p>
          </table:table-cell>
          <table:table-cell table:number-columns-repeated="4"/>
        </table:table-row>
        <table:table-row table:style-name="ro1">
          <table:table-cell table:formula="of:=[$Sheet1.A3]" office:value-type="string" office:string-value="Kronprinsessan Victorias namnsdag" calcext:value-type="string">
            <text:p>Kronprinsessan Victorias namnsdag</text:p>
          </table:table-cell>
          <table:table-cell table:formula="of:=IF(OR(ISBLANK([$Sheet1.$B3]);[$Sheet1.$B3]=&quot;&quot;);&quot;&quot;;DATEVALUE(MID(CELL(&quot;filename&quot;;[.A3]);FIND(&quot;$&quot;;CELL(&quot;filename&quot;;[.A3]))+1;4)&amp;&quot;-&quot;&amp;MID([$Sheet1.$B3];3;20)&amp;&quot;-&quot;&amp;LEFT([$Sheet1.$B3];2)))" office:value-type="date" office:date-value="2017-03-12" calcext:value-type="date">
            <text:p>2017-03-12</text:p>
          </table:table-cell>
          <table:table-cell table:number-columns-repeated="4"/>
        </table:table-row>
        <table:table-row table:style-name="ro1">
          <table:table-cell table:formula="of:=[$Sheet1.A4]" office:value-type="string" office:string-value="Påskdagen" calcext:value-type="string">
            <text:p>Påskdagen</text:p>
          </table:table-cell>
          <table:table-cell office:value-type="date" office:date-value="2017-04-16" calcext:value-type="date">
            <text:p>2017-04-16</text:p>
          </table:table-cell>
          <table:table-cell table:number-columns-repeated="4"/>
        </table:table-row>
        <table:table-row table:style-name="ro1">
          <table:table-cell table:formula="of:=[$Sheet1.A5]" office:value-type="string" office:string-value="Kung Carl XVI Gustafs födelsedag" calcext:value-type="string">
            <text:p>Kung Carl XVI Gustafs födelsedag</text:p>
          </table:table-cell>
          <table:table-cell table:formula="of:=IF(OR(ISBLANK([$Sheet1.$B5]);[$Sheet1.$B5]=&quot;&quot;);&quot;&quot;;DATEVALUE(MID(CELL(&quot;filename&quot;;[.A5]);FIND(&quot;$&quot;;CELL(&quot;filename&quot;;[.A5]))+1;4)&amp;&quot;-&quot;&amp;MID([$Sheet1.$B5];3;20)&amp;&quot;-&quot;&amp;LEFT([$Sheet1.$B5];2)))" office:value-type="date" office:date-value="2017-04-30" calcext:value-type="date">
            <text:p>2017-04-30</text:p>
          </table:table-cell>
          <table:table-cell table:number-columns-repeated="4"/>
        </table:table-row>
        <table:table-row table:style-name="ro1">
          <table:table-cell table:formula="of:=[$Sheet1.A6]" office:value-type="string" office:string-value="Första maj" calcext:value-type="string">
            <text:p>Första maj</text:p>
          </table:table-cell>
          <table:table-cell table:formula="of:=IF(OR(ISBLANK([$Sheet1.$B6]);[$Sheet1.$B6]=&quot;&quot;);&quot;&quot;;DATEVALUE(MID(CELL(&quot;filename&quot;;[.A6]);FIND(&quot;$&quot;;CELL(&quot;filename&quot;;[.A6]))+1;4)&amp;&quot;-&quot;&amp;MID([$Sheet1.$B6];3;20)&amp;&quot;-&quot;&amp;LEFT([$Sheet1.$B6];2)))" office:value-type="date" office:date-value="2017-05-01" calcext:value-type="date">
            <text:p>2017-05-01</text:p>
          </table:table-cell>
          <table:table-cell table:number-columns-repeated="4"/>
        </table:table-row>
        <table:table-row table:style-name="ro1">
          <table:table-cell table:formula="of:=[$Sheet1.A7]" office:value-type="string" office:string-value="Pingstdagen" calcext:value-type="string">
            <text:p>Pingstdagen</text:p>
          </table:table-cell>
          <table:table-cell office:value-type="date" office:date-value="2017-06-04" calcext:value-type="date">
            <text:p>2017-06-04</text:p>
          </table:table-cell>
          <table:table-cell table:number-columns-repeated="4"/>
        </table:table-row>
        <table:table-row table:style-name="ro1">
          <table:table-cell table:formula="of:=[$Sheet1.A8]" office:value-type="string" office:string-value="Sveriges nationaldag" calcext:value-type="string">
            <text:p>Sveriges nationaldag</text:p>
          </table:table-cell>
          <table:table-cell table:formula="of:=IF(OR(ISBLANK([$Sheet1.$B8]);[$Sheet1.$B8]=&quot;&quot;);&quot;&quot;;DATEVALUE(MID(CELL(&quot;filename&quot;;[.A8]);FIND(&quot;$&quot;;CELL(&quot;filename&quot;;[.A8]))+1;4)&amp;&quot;-&quot;&amp;MID([$Sheet1.$B8];3;20)&amp;&quot;-&quot;&amp;LEFT([$Sheet1.$B8];2)))" office:value-type="date" office:date-value="2017-06-06" calcext:value-type="date">
            <text:p>2017-06-06</text:p>
          </table:table-cell>
          <table:table-cell table:number-columns-repeated="4"/>
        </table:table-row>
        <table:table-row table:style-name="ro1">
          <table:table-cell table:formula="of:=[$Sheet1.A9]" office:value-type="string" office:string-value="Midsommardagen" calcext:value-type="string">
            <text:p>Midsommardagen</text:p>
          </table:table-cell>
          <table:table-cell office:value-type="date" office:date-value="2017-06-24" calcext:value-type="date">
            <text:p>2017-06-24</text:p>
          </table:table-cell>
          <table:table-cell table:number-columns-repeated="4"/>
        </table:table-row>
        <table:table-row table:style-name="ro1">
          <table:table-cell table:formula="of:=[$Sheet1.A10]" office:value-type="string" office:string-value="Kronprinsessan Victorias födelsedag" calcext:value-type="string">
            <text:p>Kronprinsessan Victorias födelsedag</text:p>
          </table:table-cell>
          <table:table-cell table:formula="of:=IF(OR(ISBLANK([$Sheet1.$B10]);[$Sheet1.$B10]=&quot;&quot;);&quot;&quot;;DATEVALUE(MID(CELL(&quot;filename&quot;;[.A10]);FIND(&quot;$&quot;;CELL(&quot;filename&quot;;[.A10]))+1;4)&amp;&quot;-&quot;&amp;MID([$Sheet1.$B10];3;20)&amp;&quot;-&quot;&amp;LEFT([$Sheet1.$B10];2)))" office:value-type="date" office:date-value="2017-07-14" calcext:value-type="date">
            <text:p>2017-07-14</text:p>
          </table:table-cell>
          <table:table-cell table:number-columns-repeated="4"/>
        </table:table-row>
        <table:table-row table:style-name="ro1">
          <table:table-cell table:formula="of:=[$Sheet1.A11]" office:value-type="string" office:string-value="Drottning Silvias namnsdag" calcext:value-type="string">
            <text:p>Drottning Silvias namnsdag</text:p>
          </table:table-cell>
          <table:table-cell table:formula="of:=IF(OR(ISBLANK([$Sheet1.$B11]);[$Sheet1.$B11]=&quot;&quot;);&quot;&quot;;DATEVALUE(MID(CELL(&quot;filename&quot;;[.A11]);FIND(&quot;$&quot;;CELL(&quot;filename&quot;;[.A11]))+1;4)&amp;&quot;-&quot;&amp;MID([$Sheet1.$B11];3;20)&amp;&quot;-&quot;&amp;LEFT([$Sheet1.$B11];2)))" office:value-type="date" office:date-value="2017-08-08" calcext:value-type="date">
            <text:p>2017-08-08</text:p>
          </table:table-cell>
          <table:table-cell table:number-columns-repeated="4"/>
        </table:table-row>
        <table:table-row table:style-name="ro1">
          <table:table-cell table:formula="of:=[$Sheet1.A12]" office:value-type="string" office:string-value="Dag för val till Sveriges riksdag" calcext:value-type="string">
            <text:p>Dag för val till Sveriges riksdag</text:p>
          </table:table-cell>
          <table:table-cell table:number-columns-repeated="5"/>
        </table:table-row>
        <table:table-row table:style-name="ro1">
          <table:table-cell table:formula="of:=[$Sheet1.A13]" office:value-type="string" office:string-value="FN-dagen" calcext:value-type="string">
            <text:p>FN-dagen</text:p>
          </table:table-cell>
          <table:table-cell table:formula="of:=IF(OR(ISBLANK([$Sheet1.$B13]);[$Sheet1.$B13]=&quot;&quot;);&quot;&quot;;DATEVALUE(MID(CELL(&quot;filename&quot;;[.A13]);FIND(&quot;$&quot;;CELL(&quot;filename&quot;;[.A13]))+1;4)&amp;&quot;-&quot;&amp;MID([$Sheet1.$B13];3;20)&amp;&quot;-&quot;&amp;LEFT([$Sheet1.$B13];2)))" office:value-type="date" office:date-value="2017-10-24" calcext:value-type="date">
            <text:p>2017-10-24</text:p>
          </table:table-cell>
          <table:table-cell table:number-columns-repeated="4"/>
        </table:table-row>
        <table:table-row table:style-name="ro1">
          <table:table-cell table:formula="of:=[$Sheet1.A14]" office:value-type="string" office:string-value="Gustav Adolfsdagen" calcext:value-type="string">
            <text:p>Gustav Adolfsdagen</text:p>
          </table:table-cell>
          <table:table-cell table:formula="of:=IF(OR(ISBLANK([$Sheet1.$B14]);[$Sheet1.$B14]=&quot;&quot;);&quot;&quot;;DATEVALUE(MID(CELL(&quot;filename&quot;;[.A14]);FIND(&quot;$&quot;;CELL(&quot;filename&quot;;[.A14]))+1;4)&amp;&quot;-&quot;&amp;MID([$Sheet1.$B14];3;20)&amp;&quot;-&quot;&amp;LEFT([$Sheet1.$B14];2)))" office:value-type="date" office:date-value="2017-11-06" calcext:value-type="date">
            <text:p>2017-11-06</text:p>
          </table:table-cell>
          <table:table-cell table:number-columns-repeated="4"/>
        </table:table-row>
        <table:table-row table:style-name="ro1">
          <table:table-cell table:formula="of:=[$Sheet1.A15]" office:value-type="string" office:string-value="Nobeldagen" calcext:value-type="string">
            <text:p>Nobeldagen</text:p>
          </table:table-cell>
          <table:table-cell table:formula="of:=IF(OR(ISBLANK([$Sheet1.$B15]);[$Sheet1.$B15]=&quot;&quot;);&quot;&quot;;DATEVALUE(MID(CELL(&quot;filename&quot;;[.A15]);FIND(&quot;$&quot;;CELL(&quot;filename&quot;;[.A15]))+1;4)&amp;&quot;-&quot;&amp;MID([$Sheet1.$B15];3;20)&amp;&quot;-&quot;&amp;LEFT([$Sheet1.$B15];2)))" office:value-type="date" office:date-value="2017-12-10" calcext:value-type="date">
            <text:p>2017-12-10</text:p>
          </table:table-cell>
          <table:table-cell table:number-columns-repeated="4"/>
        </table:table-row>
        <table:table-row table:style-name="ro1">
          <table:table-cell table:formula="of:=[$Sheet1.A16]" office:value-type="string" office:string-value="Drottning Silvias födelsedag" calcext:value-type="string">
            <text:p>Drottning Silvias födelsedag</text:p>
          </table:table-cell>
          <table:table-cell table:formula="of:=IF(OR(ISBLANK([$Sheet1.$B16]);[$Sheet1.$B16]=&quot;&quot;);&quot;&quot;;DATEVALUE(MID(CELL(&quot;filename&quot;;[.A16]);FIND(&quot;$&quot;;CELL(&quot;filename&quot;;[.A16]))+1;4)&amp;&quot;-&quot;&amp;MID([$Sheet1.$B16];3;20)&amp;&quot;-&quot;&amp;LEFT([$Sheet1.$B16];2)))" office:value-type="date" office:date-value="2017-12-23" calcext:value-type="date">
            <text:p>2017-12-23</text:p>
          </table:table-cell>
          <table:table-cell table:number-columns-repeated="4"/>
        </table:table-row>
        <table:table-row table:style-name="ro1">
          <table:table-cell table:formula="of:=[$Sheet1.A17]" office:value-type="string" office:string-value="Juldagen" calcext:value-type="string">
            <text:p>Juldagen</text:p>
          </table:table-cell>
          <table:table-cell table:formula="of:=IF(OR(ISBLANK([$Sheet1.$B17]);[$Sheet1.$B17]=&quot;&quot;);&quot;&quot;;DATEVALUE(MID(CELL(&quot;filename&quot;;[.A17]);FIND(&quot;$&quot;;CELL(&quot;filename&quot;;[.A17]))+1;4)&amp;&quot;-&quot;&amp;MID([$Sheet1.$B17];3;20)&amp;&quot;-&quot;&amp;LEFT([$Sheet1.$B17];2)))" office:value-type="date" office:date-value="2017-12-25" calcext:value-type="date">
            <text:p>2017-12-25</text:p>
          </table:table-cell>
          <table:table-cell table:number-columns-repeated="4"/>
        </table:table-row>
        <table:table-row table:style-name="ro1" table:number-rows-repeated="7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2"/>
        </table:table-row>
      </table:table>
      <table:table table:name="2018" table:style-name="ta1">
        <table:table-column table:style-name="co1" table:default-cell-style-name="Default"/>
        <table:table-column table:style-name="co5" table:default-cell-style-name="ce1"/>
        <table:table-row table:style-name="ro1">
          <table:table-cell table:formula="of:=[$Sheet1.A1]" office:value-type="string" office:string-value="Nyårsdagen" calcext:value-type="string">
            <text:p>Nyårsdagen</text:p>
          </table:table-cell>
          <table:table-cell table:formula="of:=IF(OR(ISBLANK([$Sheet1.$B1]);[$Sheet1.$B1]=&quot;&quot;);&quot;&quot;;DATEVALUE(MID(CELL(&quot;filename&quot;;[.A1]);FIND(&quot;$&quot;;CELL(&quot;filename&quot;;[.A1]))+1;4)&amp;&quot;-&quot;&amp;MID([$Sheet1.$B1];3;20)&amp;&quot;-&quot;&amp;LEFT([$Sheet1.$B1];2)))" office:value-type="date" office:date-value="2018-01-01" calcext:value-type="date">
            <text:p>2018-01-01</text:p>
          </table:table-cell>
        </table:table-row>
        <table:table-row table:style-name="ro1">
          <table:table-cell table:formula="of:=[$Sheet1.A2]" office:value-type="string" office:string-value="Kung Carl XVI Gustafs namnsdag" calcext:value-type="string">
            <text:p>Kung Carl XVI Gustafs namnsdag</text:p>
          </table:table-cell>
          <table:table-cell table:formula="of:=IF(OR(ISBLANK([$Sheet1.$B2]);[$Sheet1.$B2]=&quot;&quot;);&quot;&quot;;DATEVALUE(MID(CELL(&quot;filename&quot;;[.A2]);FIND(&quot;$&quot;;CELL(&quot;filename&quot;;[.A2]))+1;4)&amp;&quot;-&quot;&amp;MID([$Sheet1.$B2];3;20)&amp;&quot;-&quot;&amp;LEFT([$Sheet1.$B2];2)))" office:value-type="date" office:date-value="2018-01-28" calcext:value-type="date">
            <text:p>2018-01-28</text:p>
          </table:table-cell>
        </table:table-row>
        <table:table-row table:style-name="ro1">
          <table:table-cell table:formula="of:=[$Sheet1.A3]" office:value-type="string" office:string-value="Kronprinsessan Victorias namnsdag" calcext:value-type="string">
            <text:p>Kronprinsessan Victorias namnsdag</text:p>
          </table:table-cell>
          <table:table-cell table:formula="of:=IF(OR(ISBLANK([$Sheet1.$B3]);[$Sheet1.$B3]=&quot;&quot;);&quot;&quot;;DATEVALUE(MID(CELL(&quot;filename&quot;;[.A3]);FIND(&quot;$&quot;;CELL(&quot;filename&quot;;[.A3]))+1;4)&amp;&quot;-&quot;&amp;MID([$Sheet1.$B3];3;20)&amp;&quot;-&quot;&amp;LEFT([$Sheet1.$B3];2)))" office:value-type="date" office:date-value="2018-03-12" calcext:value-type="date">
            <text:p>2018-03-12</text:p>
          </table:table-cell>
        </table:table-row>
        <table:table-row table:style-name="ro1">
          <table:table-cell table:formula="of:=[$Sheet1.A4]" office:value-type="string" office:string-value="Påskdagen" calcext:value-type="string">
            <text:p>Påskdagen</text:p>
          </table:table-cell>
          <table:table-cell office:value-type="date" office:date-value="2018-04-01" calcext:value-type="date">
            <text:p>2018-04-01</text:p>
          </table:table-cell>
        </table:table-row>
        <table:table-row table:style-name="ro1">
          <table:table-cell table:formula="of:=[$Sheet1.A5]" office:value-type="string" office:string-value="Kung Carl XVI Gustafs födelsedag" calcext:value-type="string">
            <text:p>Kung Carl XVI Gustafs födelsedag</text:p>
          </table:table-cell>
          <table:table-cell table:formula="of:=IF(OR(ISBLANK([$Sheet1.$B5]);[$Sheet1.$B5]=&quot;&quot;);&quot;&quot;;DATEVALUE(MID(CELL(&quot;filename&quot;;[.A5]);FIND(&quot;$&quot;;CELL(&quot;filename&quot;;[.A5]))+1;4)&amp;&quot;-&quot;&amp;MID([$Sheet1.$B5];3;20)&amp;&quot;-&quot;&amp;LEFT([$Sheet1.$B5];2)))" office:value-type="date" office:date-value="2018-04-30" calcext:value-type="date">
            <text:p>2018-04-30</text:p>
          </table:table-cell>
        </table:table-row>
        <table:table-row table:style-name="ro1">
          <table:table-cell table:formula="of:=[$Sheet1.A6]" office:value-type="string" office:string-value="Första maj" calcext:value-type="string">
            <text:p>Första maj</text:p>
          </table:table-cell>
          <table:table-cell table:formula="of:=IF(OR(ISBLANK([$Sheet1.$B6]);[$Sheet1.$B6]=&quot;&quot;);&quot;&quot;;DATEVALUE(MID(CELL(&quot;filename&quot;;[.A6]);FIND(&quot;$&quot;;CELL(&quot;filename&quot;;[.A6]))+1;4)&amp;&quot;-&quot;&amp;MID([$Sheet1.$B6];3;20)&amp;&quot;-&quot;&amp;LEFT([$Sheet1.$B6];2)))" office:value-type="date" office:date-value="2018-05-01" calcext:value-type="date">
            <text:p>2018-05-01</text:p>
          </table:table-cell>
        </table:table-row>
        <table:table-row table:style-name="ro1">
          <table:table-cell table:formula="of:=[$Sheet1.A7]" office:value-type="string" office:string-value="Pingstdagen" calcext:value-type="string">
            <text:p>Pingstdagen</text:p>
          </table:table-cell>
          <table:table-cell office:value-type="date" office:date-value="2018-05-20" calcext:value-type="date">
            <text:p>2018-05-20</text:p>
          </table:table-cell>
        </table:table-row>
        <table:table-row table:style-name="ro1">
          <table:table-cell table:formula="of:=[$Sheet1.A8]" office:value-type="string" office:string-value="Sveriges nationaldag" calcext:value-type="string">
            <text:p>Sveriges nationaldag</text:p>
          </table:table-cell>
          <table:table-cell table:formula="of:=IF(OR(ISBLANK([$Sheet1.$B8]);[$Sheet1.$B8]=&quot;&quot;);&quot;&quot;;DATEVALUE(MID(CELL(&quot;filename&quot;;[.A8]);FIND(&quot;$&quot;;CELL(&quot;filename&quot;;[.A8]))+1;4)&amp;&quot;-&quot;&amp;MID([$Sheet1.$B8];3;20)&amp;&quot;-&quot;&amp;LEFT([$Sheet1.$B8];2)))" office:value-type="date" office:date-value="2018-06-06" calcext:value-type="date">
            <text:p>2018-06-06</text:p>
          </table:table-cell>
        </table:table-row>
        <table:table-row table:style-name="ro1">
          <table:table-cell table:formula="of:=[$Sheet1.A9]" office:value-type="string" office:string-value="Midsommardagen" calcext:value-type="string">
            <text:p>Midsommardagen</text:p>
          </table:table-cell>
          <table:table-cell office:value-type="date" office:date-value="2018-06-23" calcext:value-type="date">
            <text:p>2018-06-23</text:p>
          </table:table-cell>
        </table:table-row>
        <table:table-row table:style-name="ro1">
          <table:table-cell table:formula="of:=[$Sheet1.A10]" office:value-type="string" office:string-value="Kronprinsessan Victorias födelsedag" calcext:value-type="string">
            <text:p>Kronprinsessan Victorias födelsedag</text:p>
          </table:table-cell>
          <table:table-cell table:formula="of:=IF(OR(ISBLANK([$Sheet1.$B10]);[$Sheet1.$B10]=&quot;&quot;);&quot;&quot;;DATEVALUE(MID(CELL(&quot;filename&quot;;[.A10]);FIND(&quot;$&quot;;CELL(&quot;filename&quot;;[.A10]))+1;4)&amp;&quot;-&quot;&amp;MID([$Sheet1.$B10];3;20)&amp;&quot;-&quot;&amp;LEFT([$Sheet1.$B10];2)))" office:value-type="date" office:date-value="2018-07-14" calcext:value-type="date">
            <text:p>2018-07-14</text:p>
          </table:table-cell>
        </table:table-row>
        <table:table-row table:style-name="ro1">
          <table:table-cell table:formula="of:=[$Sheet1.A11]" office:value-type="string" office:string-value="Drottning Silvias namnsdag" calcext:value-type="string">
            <text:p>Drottning Silvias namnsdag</text:p>
          </table:table-cell>
          <table:table-cell table:formula="of:=IF(OR(ISBLANK([$Sheet1.$B11]);[$Sheet1.$B11]=&quot;&quot;);&quot;&quot;;DATEVALUE(MID(CELL(&quot;filename&quot;;[.A11]);FIND(&quot;$&quot;;CELL(&quot;filename&quot;;[.A11]))+1;4)&amp;&quot;-&quot;&amp;MID([$Sheet1.$B11];3;20)&amp;&quot;-&quot;&amp;LEFT([$Sheet1.$B11];2)))" office:value-type="date" office:date-value="2018-08-08" calcext:value-type="date">
            <text:p>2018-08-08</text:p>
          </table:table-cell>
        </table:table-row>
        <table:table-row table:style-name="ro1">
          <table:table-cell table:formula="of:=[$Sheet1.A12]" office:value-type="string" office:string-value="Dag för val till Sveriges riksdag" calcext:value-type="string">
            <text:p>Dag för val till Sveriges riksdag</text:p>
          </table:table-cell>
          <table:table-cell office:value-type="date" office:date-value="2018-09-09" calcext:value-type="date">
            <text:p>2018-09-09</text:p>
          </table:table-cell>
        </table:table-row>
        <table:table-row table:style-name="ro1">
          <table:table-cell table:formula="of:=[$Sheet1.A13]" office:value-type="string" office:string-value="FN-dagen" calcext:value-type="string">
            <text:p>FN-dagen</text:p>
          </table:table-cell>
          <table:table-cell table:formula="of:=IF(OR(ISBLANK([$Sheet1.$B13]);[$Sheet1.$B13]=&quot;&quot;);&quot;&quot;;DATEVALUE(MID(CELL(&quot;filename&quot;;[.A13]);FIND(&quot;$&quot;;CELL(&quot;filename&quot;;[.A13]))+1;4)&amp;&quot;-&quot;&amp;MID([$Sheet1.$B13];3;20)&amp;&quot;-&quot;&amp;LEFT([$Sheet1.$B13];2)))" office:value-type="date" office:date-value="2018-10-24" calcext:value-type="date">
            <text:p>2018-10-24</text:p>
          </table:table-cell>
        </table:table-row>
        <table:table-row table:style-name="ro1">
          <table:table-cell table:formula="of:=[$Sheet1.A14]" office:value-type="string" office:string-value="Gustav Adolfsdagen" calcext:value-type="string">
            <text:p>Gustav Adolfsdagen</text:p>
          </table:table-cell>
          <table:table-cell table:formula="of:=IF(OR(ISBLANK([$Sheet1.$B14]);[$Sheet1.$B14]=&quot;&quot;);&quot;&quot;;DATEVALUE(MID(CELL(&quot;filename&quot;;[.A14]);FIND(&quot;$&quot;;CELL(&quot;filename&quot;;[.A14]))+1;4)&amp;&quot;-&quot;&amp;MID([$Sheet1.$B14];3;20)&amp;&quot;-&quot;&amp;LEFT([$Sheet1.$B14];2)))" office:value-type="date" office:date-value="2018-11-06" calcext:value-type="date">
            <text:p>2018-11-06</text:p>
          </table:table-cell>
        </table:table-row>
        <table:table-row table:style-name="ro1">
          <table:table-cell table:formula="of:=[$Sheet1.A15]" office:value-type="string" office:string-value="Nobeldagen" calcext:value-type="string">
            <text:p>Nobeldagen</text:p>
          </table:table-cell>
          <table:table-cell table:formula="of:=IF(OR(ISBLANK([$Sheet1.$B15]);[$Sheet1.$B15]=&quot;&quot;);&quot;&quot;;DATEVALUE(MID(CELL(&quot;filename&quot;;[.A15]);FIND(&quot;$&quot;;CELL(&quot;filename&quot;;[.A15]))+1;4)&amp;&quot;-&quot;&amp;MID([$Sheet1.$B15];3;20)&amp;&quot;-&quot;&amp;LEFT([$Sheet1.$B15];2)))" office:value-type="date" office:date-value="2018-12-10" calcext:value-type="date">
            <text:p>2018-12-10</text:p>
          </table:table-cell>
        </table:table-row>
        <table:table-row table:style-name="ro1">
          <table:table-cell table:formula="of:=[$Sheet1.A16]" office:value-type="string" office:string-value="Drottning Silvias födelsedag" calcext:value-type="string">
            <text:p>Drottning Silvias födelsedag</text:p>
          </table:table-cell>
          <table:table-cell table:formula="of:=IF(OR(ISBLANK([$Sheet1.$B16]);[$Sheet1.$B16]=&quot;&quot;);&quot;&quot;;DATEVALUE(MID(CELL(&quot;filename&quot;;[.A16]);FIND(&quot;$&quot;;CELL(&quot;filename&quot;;[.A16]))+1;4)&amp;&quot;-&quot;&amp;MID([$Sheet1.$B16];3;20)&amp;&quot;-&quot;&amp;LEFT([$Sheet1.$B16];2)))" office:value-type="date" office:date-value="2018-12-23" calcext:value-type="date">
            <text:p>2018-12-23</text:p>
          </table:table-cell>
        </table:table-row>
        <table:table-row table:style-name="ro1">
          <table:table-cell table:formula="of:=[$Sheet1.A17]" office:value-type="string" office:string-value="Juldagen" calcext:value-type="string">
            <text:p>Juldagen</text:p>
          </table:table-cell>
          <table:table-cell table:formula="of:=IF(OR(ISBLANK([$Sheet1.$B17]);[$Sheet1.$B17]=&quot;&quot;);&quot;&quot;;DATEVALUE(MID(CELL(&quot;filename&quot;;[.A17]);FIND(&quot;$&quot;;CELL(&quot;filename&quot;;[.A17]))+1;4)&amp;&quot;-&quot;&amp;MID([$Sheet1.$B17];3;20)&amp;&quot;-&quot;&amp;LEFT([$Sheet1.$B17];2)))" office:value-type="date" office:date-value="2018-12-25" calcext:value-type="date">
            <text:p>2018-12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00-00-00</text:date>, <text:time style:data-style-name="N2" text:time-value="22:39:48.90295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00:38:45.580434671</meta:creation-date>
    <meta:generator>LibreOffice/4.2.8.2$Linux_x86 LibreOffice_project/420m0$Build-2</meta:generator>
    <dc:date>2017-12-17T22:53:35.413718395</dc:date>
    <meta:editing-duration>PT2M33S</meta:editing-duration>
    <meta:editing-cycles>4</meta:editing-cycles>
    <meta:document-statistic meta:table-count="4" meta:cell-count="134" meta:object-count="0"/>
  </office:meta>
</office:document-meta>
</file>